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000000350FA10BC76B147683D.png" manifest:media-type="image/png"/>
  <manifest:file-entry manifest:full-path="Pictures/10000000000003F000000350162F7557BCC319E4.png" manifest:media-type="image/png"/>
  <manifest:file-entry manifest:full-path="Pictures/10000000000003F0000003502B9E53ACD7CD0CF1.png" manifest:media-type="image/png"/>
  <manifest:file-entry manifest:full-path="Pictures/10000000000003F000000350101B20CD200B23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2" text:anchor-type="paragraph" svg:width="14.792cm" svg:height="12.444cm" draw:z-index="1"><draw:image xlink:href="Pictures/10000000000003F000000350101B20CD200B2384.png" xlink:type="simple" xlink:show="embed" xlink:actuate="onLoad" loext:mime-type="image/png"/></draw:frame></text:p>
      <text:p text:style-name="Standard"><draw:frame draw:style-name="fr1" draw:name="Image1" text:anchor-type="paragraph" svg:x="0.9cm" svg:y="0.788cm" svg:width="14.698cm" svg:height="12.365cm" draw:z-index="0"><draw:image xlink:href="Pictures/10000000000003F0000003502B9E53ACD7CD0CF1.png" xlink:type="simple" xlink:show="embed" xlink:actuate="onLoad" loext:mime-type="image/png"/></draw:frame></text:p>
      <text:p text:style-name="Standard"><draw:frame draw:style-name="fr2" draw:name="Image3" text:anchor-type="paragraph" svg:width="17cm" svg:height="14.302cm" draw:z-index="2"><draw:image xlink:href="Pictures/10000000000003F000000350162F7557BCC319E4.png" xlink:type="simple" xlink:show="embed" xlink:actuate="onLoad" loext:mime-type="image/png"/></draw:frame><text:soft-page-break/></text:p>
      <text:p text:style-name="Standard"><draw:frame draw:style-name="fr1" draw:name="Image4" text:anchor-type="paragraph" svg:x="1.434cm" svg:y="0.219cm" svg:width="13.499cm" svg:height="11.356cm" draw:z-index="3"><draw:image xlink:href="Pictures/10000000000003F000000350FA10BC76B14768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2-01-04T08:08:39.656000000</meta:creation-date>
    <dc:date>2022-01-04T09:33:32.109807687</dc:date>
    <meta:editing-duration>PT24M34S</meta:editing-duration>
    <meta:editing-cycles>4</meta:editing-cycles>
    <meta:generator>LibreOffice/6.4.4.2$MacOSX_X86_64 LibreOffice_project/3d775be2011f3886db32dfd395a6a6d1ca2630ff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